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Algo C</text:p>
      <text:p text:style-name="Standard"/>
      <text:p text:style-name="P2">1 Introduction</text:p>
      <text:p text:style-name="Standard"/>
      <text:p text:style-name="Standard"/>
      <text:p text:style-name="Standard">- <text:span text:style-name="T1">Wall</text:span> montre tout les warning</text:p>
      <text:p text:style-name="Standard">- <text:span text:style-name="T1">Werror</text:span> ne donne pas l'exécutable tant qu'il y a des warning</text:p>
      <text:p text:style-name="Standard"/>
      <text:p text:style-name="Standard"/>
      <text:p text:style-name="Standard"><text:span text:style-name="T1">Exo 1</text:span> ne fonctionne pas</text:p>
      <text:p text:style-name="Standard">printf n'a pas de chaîne de caractère en 1er </text:p>
      <text:p text:style-name="Standard"/>
      <text:p text:style-name="Standard"/>
      <text:p text:style-name="Standard"><text:span text:style-name="T1">echo $?</text:span> retourne le return du programme que le vient d'exécuter</text:p>
      <text:p text:style-name="Standard"/>
      <text:p text:style-name="Standard">1.9 programme qui regarde si un nombre est premier.<text:line-break/><text:line-break/></text:p>
      <text:p text:style-name="Standard"/>
      <text:p text:style-name="Standard"/>
      <text:p text:style-name="P2">2 Fonctions</text:p>
      <text:p text:style-name="P2"><text:span text:style-name="T2"/></text:p>
      <text:p text:style-name="P2">return n&gt;0 <text:span text:style-name="T3">?</text:span> n*rec(n-1) <text:span text:style-name="T3">:</text:span> 1;<text:span text:style-name="T2"> donne la factoriel de n, <text:s/></text:span><text:span text:style-name="T3">Si</text:span><text:span text:style-name="T2"> n&gt;0 </text:span><text:span text:style-name="T3">alors</text:span><text:span text:style-name="T2"> n*rec(n-1) </text:span><text:span text:style-name="T3">sinon</text:span><text:span text:style-name="T2"> <text:s/>(1)</text:span></text:p>
      <text:p text:style-name="P2"><text:span text:style-name="T2"/></text:p>
      <text:p text:style-name="P2"><text:span text:style-name="T2">2.3 Il donne la factoriel</text:span></text:p>
      <text:p text:style-name="P2"><text:span text:style-name="T2"/></text:p>
      <text:p text:style-name="P2">gcc -Wall -o <text:s/>toto toto.c</text:p>
      <text:p text:style-name="P2">make toto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0T08:12:01</meta:creation-date>
    <meta:generator>LibreOffice/3.5$Linux_x86 LibreOffice_project/350m1$Build-2</meta:generator>
    <dc:date>2012-09-10T10:00:42</dc:date>
    <dc:creator>Compte etudiant</dc:creator>
    <meta:editing-duration>PT18M58S</meta:editing-duration>
    <meta:editing-cycles>3</meta:editing-cycles>
    <meta:document-statistic meta:table-count="0" meta:image-count="0" meta:object-count="0" meta:page-count="1" meta:paragraph-count="13" meta:word-count="88" meta:character-count="460" meta:non-whitespace-character-count="379"/>
  </office:meta>
</office:document-meta>
</file>